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d2c1"/>
    </style:style>
    <style:style style:name="P2" style:family="paragraph" style:parent-style-name="Standard">
      <style:text-properties officeooo:rsid="000ed2c1" officeooo:paragraph-rsid="000ed2c1"/>
    </style:style>
    <style:style style:name="P3" style:family="paragraph" style:parent-style-name="Standard">
      <style:text-properties fo:font-weight="bold" officeooo:rsid="000ed2c1" officeooo:paragraph-rsid="000ed2c1" style:font-weight-asian="bold" style:font-weight-complex="bold"/>
    </style:style>
    <style:style style:name="P4" style:family="paragraph" style:parent-style-name="Standard">
      <style:text-properties fo:font-weight="bold" officeooo:rsid="000ed2c1" officeooo:paragraph-rsid="000ed2c1" style:font-weight-asian="bold" style:font-weight-complex="bold"/>
    </style:style>
    <style:style style:name="P5" style:family="paragraph" style:parent-style-name="Standard">
      <style:text-properties fo:font-weight="bold" officeooo:rsid="0010e82e" officeooo:paragraph-rsid="0010e82e" style:font-weight-asian="bold" style:font-weight-complex="bold"/>
    </style:style>
    <style:style style:name="P6" style:family="paragraph" style:parent-style-name="Standard">
      <style:text-properties officeooo:rsid="000ed2c1" officeooo:paragraph-rsid="000ed2c1"/>
    </style:style>
    <style:style style:name="P7" style:family="paragraph" style:parent-style-name="Standard">
      <style:text-properties officeooo:rsid="0010e82e" officeooo:paragraph-rsid="0010e82e"/>
    </style:style>
    <style:style style:name="P8" style:family="paragraph" style:parent-style-name="Standard">
      <style:text-properties fo:font-weight="normal" officeooo:rsid="0010e82e" officeooo:paragraph-rsid="0010e82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VERUL va fi node.js (REST) si va fi pusa pe heroku cu clearDB ca baza de date</text:p>
      <text:p text:style-name="P2"/>
      <text:p text:style-name="P5">Tutorial REST:</text:p>
      <text:p text:style-name="P5"/>
      <text:p text:style-name="P8">https://www.tutorialspoint.com/expressjs/index.htm</text:p>
      <text:p text:style-name="P7"/>
      <text:p text:style-name="P2"/>
      <text:p text:style-name="P3">pentru heroku:</text:p>
      <text:p text:style-name="P2"/>
      <text:p text:style-name="P2">se face aplicatia local intr-un director unde va fi .git</text:p>
      <text:p text:style-name="P2"/>
      <text:p text:style-name="P2"><text:a xlink:type="simple" xlink:href="https://dashboard.heroku.com/apps">https://dashboard.heroku.com/apps</text:a></text:p>
      <text:p text:style-name="P2">aplicatia rest este : cryptic-harbor-22680</text:p>
      <text:p text:style-name="P1"/>
      <text:p text:style-name="P2"/>
      <text:p text:style-name="P2"/>
      <text:p text:style-name="P2"><text:a xlink:type="simple" xlink:href="https://devcenter.heroku.com/articles/mean-apps-restful-api#create-a-restful-api-server-with-node-js-and-express">https://devcenter.heroku.com/articles/mean-apps-restful-api#create-a-restful-api-server-with-node-js-and-express</text:a></text:p>
      <text:p text:style-name="P2"/>
      <text:p text:style-name="P3">deploy:</text:p>
      <text:p text:style-name="P2"/>
      <text:p text:style-name="P2">https://devcenter.heroku.com/articles/getting-started-with-nodejs#deploy-the-app</text:p>
      <text:p text:style-name="P2"/>
      <text:p text:style-name="P2"/>
      <text:p text:style-name="P3">best practices”</text:p>
      <text:p text:style-name="P2"/>
      <text:p text:style-name="P2">https://devcenter.heroku.com/articles/node-best-practices#hop-on-the-es6-train</text:p>
      <text:p text:style-name="P2"/>
      <text:p text:style-name="P2"/>
      <text:p text:style-name="P2">CLEARDB:</text:p>
      <text:p text:style-name="P2"/>
      <text:p text:style-name="P2"><text:span text:style-name="T1">DESIGN :</text:span> http://i.stack.imgur.com/HCYBi.jpg</text:p>
      <text:p text:style-name="P2"/>
      <text:p text:style-name="P2"/>
      <text:p text:style-name="P2"><text:a xlink:type="simple" xlink:href="https://devcenter.heroku.com/articles/cleardb">https://devcenter.heroku.com/articles/cleardb</text:a></text:p>
      <text:p text:style-name="P2"/>
      <text:p text:style-name="P2">Updatarea o facem cu <text:span text:style-name="T1">MYSQLWORKBENCH</text:span></text:p>
      <text:p text:style-name="P3"/>
      <text:p text:style-name="P2"><text:a xlink:type="simple" xlink:href="https://www.cleardb.com/developers/connect/paas/heroku/nodejs">https://www.cleardb.com/developers/connect/paas/heroku/nodejs</text:a></text:p>
      <text:p text:style-name="P2"/>
      <text:p text:style-name="P2">Settings pentru CLEARDB:</text:p>
      <text:p text:style-name="P2"/>
      <text:p text:style-name="P2"><text:tab/></text:p>
      <text:p text:style-name="P2"><text:s text:c="5"/>host <text:s text:c="4"/>: 'us-cdbr-iron-east-04.cleardb.net',</text:p>
      <text:p text:style-name="P2"><text:s text:c="5"/>user <text:s text:c="4"/>: 'b08de066efb4af',</text:p>
      <text:p text:style-name="P2"><text:s text:c="5"/>password : 'f2b5ff54',</text:p>
      <text:p text:style-name="P2"><text:s text:c="5"/>database : 'heroku_a1165f5d43ce0fe',</text:p>
      <text:p text:style-name="P2"/>
      <text:p text:style-name="P2"/>
      <text:p text:style-name="P3">DUMP from local database:</text:p>
      <text:p text:style-name="P2"/>
      <text:p text:style-name="P2">mysql --host=us-cdbr-iron-east-04.cleardb.net <text:s/>--user=b08de066efb4af --password=f2b5ff54 <text:soft-page-break/>--reconnect heroku_a1165f5d43ce0fe &lt; my_dump_file.sql</text:p>
      <text:p text:style-name="P2"/>
      <text:p text:style-name="P2"/>
      <text:p text:style-name="P3">TUTORIALS:</text:p>
      <text:p text:style-name="P2"/>
      <text:p text:style-name="P2">https://www.youtube.com/watch?v=2OGHdii_42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3:23:03.383624241</meta:creation-date>
    <dc:date>2016-09-21T13:43:08.32664086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27" meta:word-count="88" meta:character-count="1170" meta:non-whitespace-character-count="1082"/>
  </office:meta>
</office:document-meta>
</file>